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489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6854in"/>
    </style:style>
    <style:style style:name="Table1.B" style:family="table-column">
      <style:table-column-properties style:column-width="3.3465in"/>
    </style:style>
    <style:style style:name="Table1.C" style:family="table-column">
      <style:table-column-properties style:column-width="2.4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paragraph-rsid="0000041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00034d3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001ed1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rsid="0001ed11" officeooo:paragraph-rsid="0001ed1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0041d"/>
    </style:style>
    <style:style style:name="T3" style:family="text">
      <style:text-properties fo:language="en" fo:country="US" officeooo:rsid="000034d3"/>
    </style:style>
    <style:style style:name="T4" style:family="text">
      <style:text-properties fo:language="en" fo:country="US" officeooo:rsid="0001ed11"/>
    </style:style>
    <style:style style:name="T5" style:family="text">
      <style:text-properties officeooo:rsid="0000041d"/>
    </style:style>
    <style:style style:name="T6" style:family="text">
      <style:text-properties officeooo:rsid="000034d3"/>
    </style:style>
    <style:style style:name="T7" style:family="text">
      <style:text-properties officeooo:rsid="0001ed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№ шага</text:p>
          </table:table-cell>
          <table:table-cell table:style-name="Table1.A1" office:value-type="string">
            <text:p text:style-name="P1">Сравниваемые термы; результат; подстановка, если есть</text:p>
          </table:table-cell>
          <table:table-cell table:style-name="Table1.A1" office:value-type="string">
            <text:p text:style-name="P1">Дальнейшие действия: прямой ход или откат (к чему приводит?)</text:p>
          </table:table-cell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В<text:span text:style-name="T1"> </text:span>резольвенту<text:span text:style-name="T1"> </text:span>заносится<text:span text:style-name="T1"> </text:span>вопрос<text:span text:style-name="T1">:</text:span></text:p>
            <text:p text:style-name="P1"><text:span text:style-name="T1">pred("focus", "blue", Name, City, Phone, Bank).</text:span>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1"><text:span text:style-name="T1">pred("focus", "blue", Name, City, Phone, Bank). = pred(Model, Color, </text:span><text:span text:style-name="T2">N</text:span><text:span text:style-name="T1">ame, City, Phone, Bank)</text:span></text:p>
            <text:p text:style-name="P1">Результат: Успех + подстановка <text:span text:style-name="T1">Model</text:span> = "<text:span text:style-name="T2">focus</text:span>", <text:span text:style-name="T1">Color</text:span> = “<text:span text:style-name="T2">blue</text:span>”</text:p>
          </table:table-cell>
          <table:table-cell table:style-name="Table1.A1" office:value-type="string">
            <text:p text:style-name="P1">Заголовок правила заменяется телом:</text:p>
            <text:p text:style-name="P1"><text:span text:style-name="T1">car(Name, “</text:span><text:span text:style-name="T2">focus”</text:span><text:span text:style-name="T1">, “</text:span><text:span text:style-name="T4">blue</text:span><text:span text:style-name="T2">”</text:span><text:span text:style-name="T1">, _),</text:span></text:p>
            <text:p text:style-name="P1"><text:span text:style-name="T1">tel(Name, Phone, address(City, _, _, _)),</text:span></text:p>
            <text:p text:style-name="P1"><text:span text:style-name="T1">deposit(Name, Bank, _)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2</text:span>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car(Name, “</text:span><text:span text:style-name="T2">focus”</text:span><text:span text:style-name="T1">, “</text:span><text:span text:style-name="T4">blue</text:span><text:span text:style-name="T2">”</text:span><text:span text:style-name="T1">, _)= pred(Model, Color, </text:span><text:span text:style-name="T2">N</text:span><text:span text:style-name="T1">ame, City, Phone, Bank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3 – 4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2"><text:span text:style-name="T1">car(Name, “</text:span><text:span text:style-name="T2">focus”</text:span><text:span text:style-name="T1">, “</text:span><text:span text:style-name="T4">blue</text:span><text:span text:style-name="T2">”</text:span><text:span text:style-name="T1">, _) = car(egor, "focus", "blue", 10000000).</text:span></text:p>
            <text:p text:style-name="P1">Результат: Успех + подстановка <text:span text:style-name="T2">Name</text:span> = <text:span text:style-name="T5">egor</text:span></text:p>
          </table:table-cell>
          <table:table-cell table:style-name="Table1.A1" office:value-type="string">
            <text:p text:style-name="P2">Из<text:span text:style-name="T1"> </text:span>резольвенты<text:span text:style-name="T1"> </text:span>убирается<text:span text:style-name="T1"> car(Name, “</text:span><text:span text:style-name="T2">focus”</text:span><text:span text:style-name="T1">, “</text:span><text:span text:style-name="T4">blue</text:span><text:span text:style-name="T2">”</text:span><text:span text:style-name="T1">, _),</text:span></text:p>
            <text:p text:style-name="P1">Применяется подстановка:</text:p>
            <text:p text:style-name="P2"><text:span text:style-name="T1">tel(</text:span><text:span text:style-name="T2">egor</text:span><text:span text:style-name="T1">, Phone, address(City, _, _, _)),</text:span></text:p>
            <text:p text:style-name="P2"><text:span text:style-name="T1">deposit(</text:span><text:span text:style-name="T2">egor</text:span><text:span text:style-name="T1">, Bank, _).</text:span></text:p>
          </table:table-cell>
        </table:table-row>
        <table:table-row table:style-name="Table1.1"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tel(</text:span><text:span text:style-name="T2">egor</text:span><text:span text:style-name="T1">, Phone, address(City, _, _, _)) = pred(Model, Color, </text:span><text:span text:style-name="T2">N</text:span><text:span text:style-name="T1">ame, City, Phone, Bank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7 - 12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Попытка унификации:</text:p>
            <text:p text:style-name="P2"><text:span text:style-name="T1">tel(</text:span><text:span text:style-name="T2">egor</text:span><text:span text:style-name="T1">, Phone, address(City, _, _, _)) <text:s/>= tel(egor, "123710", address("moscow", "baumanskaya2", "12", "4")).</text:span></text:p>
            <text:p text:style-name="P3">Результат: Успех и подстановка <text:span text:style-name="T1">Phone</text:span> = "<text:span text:style-name="T1">123710</text:span>", <text:span text:style-name="T1">City</text:span> = "<text:span text:style-name="T3">m</text:span><text:span text:style-name="T1">oscow</text:span>"</text:p>
          </table:table-cell>
          <table:table-cell table:style-name="Table1.A1" office:value-type="string">
            <text:p text:style-name="P3">Из резольвенты убирается <text:span text:style-name="T1">tel(</text:span><text:span text:style-name="T2">egor</text:span><text:span text:style-name="T1">, Phone, address(City, _, _, _)),</text:span></text:p>
            <text:p text:style-name="P1">Применяется подстановка:</text:p>
            <text:p text:style-name="P3"><text:span text:style-name="T1">deposit(</text:span><text:span text:style-name="T2">egor</text:span><text:span text:style-name="T1">, Bank, _).</text:span></text:p>
          </table:table-cell>
        </table:table-row>
        <table:table-row table:style-name="Table1.1">
          <table:table-cell table:style-name="Table1.A1" office:value-type="string">
            <text:p text:style-name="P1">14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deposit(</text:span><text:span text:style-name="T2">egor</text:span><text:span text:style-name="T1">, Bank, _).= pred(Model, Color, </text:span><text:span text:style-name="T3">N</text:span><text:span text:style-name="T1">ame, City, Phone, Bank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15 - 25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deposit(</text:span><text:span text:style-name="T2">egor</text:span><text:span text:style-name="T1">, Bank, _). = deposit(egor, "sber", 1000).</text:span></text:p>
            <text:p text:style-name="P1">Результат: Успех + подстановка <text:span text:style-name="T1">Bank</text:span> = "<text:span text:style-name="T3">sber</text:span>"</text:p>
          </table:table-cell>
          <table:table-cell table:style-name="Table1.A1" office:value-type="string">
            <text:p text:style-name="P1">Резольвента пуста. Получено решение.</text:p>
            <text:p text:style-name="P3"><text:span text:style-name="T1">Phone = "123710"</text:span></text:p>
            <text:p text:style-name="P1"><text:span text:style-name="T1">City = "</text:span><text:span text:style-name="T3">m</text:span><text:span text:style-name="T1">oscow"</text:span></text:p>
            <text:p text:style-name="P1"><text:span text:style-name="T3">N</text:span><text:span text:style-name="T1">ame = </text:span><text:span text:style-name="T3">egor</text:span></text:p>
            <text:p text:style-name="P1"><text:span text:style-name="T1">Bank = "</text:span><text:span text:style-name="T3">s</text:span><text:span text:style-name="T1">ber"</text:span></text:p>
            <text:p text:style-name="P1">Откат</text:p>
          </table:table-cell>
        </table:table-row>
        <table:table-row table:style-name="Table1.1">
          <table:table-cell table:style-name="Table1.A1" office:value-type="string">
            <text:p text:style-name="P1">26 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deposit(</text:span><text:span text:style-name="T2">egor</text:span><text:span text:style-name="T1">, Bank, _).</text:span>= </text:p>
            <text:p text:style-name="P1">deposit(denis, "raif", 100000).</text:p>
            <text:p text:style-name="P1">Результат: Неудача</text:p>
          </table:table-cell>
          <table:table-cell table:style-name="Table1.A1" office:value-type="string">
            <text:p text:style-name="P1">Дошли до конца процедуры <text:span text:style-name="T1">deposit</text:span>. Откат к 13.</text:p>
            <text:p text:style-name="P3">В резольвенту возвращается <text:span text:style-name="T1">tel(</text:span><text:span text:style-name="T2">egor</text:span><text:span text:style-name="T1">, Phone, address(City, _, _, _))</text:span></text:p>
          </table:table-cell>
        </table:table-row>
        <table:table-row table:style-name="Table1.1">
          <table:table-cell table:style-name="Table1.A1" office:value-type="string">
            <text:p text:style-name="P1">27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tel(</text:span><text:span text:style-name="T2">egor</text:span><text:span text:style-name="T1">, Phone, address(City, _, _, _))= tel(denis, "167765", address("moscow", "baumanskaya3", "6", "3")).</text:span></text:p>
            <text:p text:style-name="P1"><text:soft-page-break/>Результат: Неудача</text:p>
          </table:table-cell>
          <table:table-cell table:style-name="Table1.A1" office:value-type="string">
            <text:p text:style-name="P1">Дошли до конца процедуры <text:span text:style-name="T1">phonebook</text:span>. Откат к 5.</text:p>
            <text:p text:style-name="P3">В резольвенту возвращается <text:span text:style-name="T1">car(Name, “</text:span><text:span text:style-name="T2">focus”</text:span><text:span text:style-name="T1">, “</text:span><text:span text:style-name="T4">blue</text:span><text:span text:style-name="T2">”</text:span><text:span text:style-name="T1">, _)</text:span></text:p>
          </table:table-cell>
        </table:table-row>
        <table:table-row table:style-name="Table1.1">
          <table:table-cell table:style-name="Table1.A1" office:value-type="string">
            <text:p text:style-name="P1">28 </text:p>
          </table:table-cell>
          <table:table-cell table:style-name="Table1.A1" office:value-type="string">
            <text:p text:style-name="P1">Попытка унификации:</text:p>
            <text:p text:style-name="P3"><text:span text:style-name="T1">car(Name, “</text:span><text:span text:style-name="T2">focus”</text:span><text:span text:style-name="T1">, “</text:span><text:span text:style-name="T4">blue</text:span><text:span text:style-name="T2">”</text:span><text:span text:style-name="T1">, _) = car(max, "focus", "blue", 10000000)..</text:span></text:p>
            <text:p text:style-name="P1">Результат: Успех + подстановка <text:span text:style-name="T4">Name</text:span> = <text:span text:style-name="T7">max</text:span></text:p>
          </table:table-cell>
          <table:table-cell table:style-name="Table1.A1" office:value-type="string">
            <text:p text:style-name="P4">Из<text:span text:style-name="T1"> </text:span>резольвенты<text:span text:style-name="T1"> </text:span>убирается<text:span text:style-name="T1"> car(Name, “</text:span><text:span text:style-name="T2">focus”</text:span><text:span text:style-name="T1">, “</text:span><text:span text:style-name="T4">blue</text:span><text:span text:style-name="T2">”</text:span><text:span text:style-name="T1">, _)</text:span></text:p>
            <text:p text:style-name="P5"><text:span text:style-name="T1">Применяется подстановка</text:span></text:p>
            <text:p text:style-name="P4"><text:span text:style-name="T1">tel(</text:span><text:span text:style-name="T4">max</text:span><text:span text:style-name="T1">, Phone, address(City, _, _, _)),</text:span></text:p>
            <text:p text:style-name="P4"><text:span text:style-name="T1">deposit(</text:span><text:span text:style-name="T4">max</text:span><text:span text:style-name="T1">, Bank, _).</text:span></text:p>
          </table:table-cell>
        </table:table-row>
        <table:table-row table:style-name="Table1.1"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Попытка унификации:</text:p>
            <text:p text:style-name="P4"><text:span text:style-name="T1">tel(</text:span><text:span text:style-name="T4">max</text:span><text:span text:style-name="T1">, Phone, address(City, _, _, _)) = pred(Model, Color, Surname, City, Phone, Bank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30 – 3<text:span text:style-name="T1">3</text:span></text:p>
          </table:table-cell>
          <table:table-cell table:style-name="Table1.A1" office:value-type="string">
            <text:p text:style-name="P1"><text:span text:style-name="T1">…</text:span>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4</text:span></text:p>
          </table:table-cell>
          <table:table-cell table:style-name="Table1.A1" office:value-type="string">
            <text:p text:style-name="P1">Попытка унификации:</text:p>
            <text:p text:style-name="P4"><text:span text:style-name="T1">tel(</text:span><text:span text:style-name="T4">max</text:span><text:span text:style-name="T1">, Phone, address(City, _, _, _)) = tel(max, "4785237", address("moscow", "baumanskaya", "5", "1")).</text:span></text:p>
            <text:p text:style-name="P4">Результат: Успех + подстановка <text:span text:style-name="T1">Phone</text:span> = "<text:span text:style-name="T1">4785237</text:span>", <text:span text:style-name="T1">City</text:span> = “<text:span text:style-name="T7">m</text:span><text:span text:style-name="T1">oscow</text:span>”</text:p>
          </table:table-cell>
          <table:table-cell table:style-name="Table1.A1" office:value-type="string">
            <text:p text:style-name="P1">Из резольвенты убирается </text:p>
            <text:p text:style-name="P4"><text:span text:style-name="T4">t</text:span><text:span text:style-name="T1">el(</text:span><text:span text:style-name="T4">max</text:span><text:span text:style-name="T1">, Phone, address(City, _, _, _))</text:span></text:p>
            <text:p text:style-name="P1">Применяется подстановка:</text:p>
            <text:p text:style-name="P1"><text:span text:style-name="T1">deposit</text:span>(<text:span text:style-name="T7">max</text:span>, <text:span text:style-name="T1">Bank</text:span>, _)</text:p>
          </table:table-cell>
        </table:table-row>
        <table:table-row table:style-name="Table1.1">
          <table:table-cell table:style-name="Table1.A1" office:value-type="string">
            <text:p text:style-name="P1">35</text:p>
          </table:table-cell>
          <table:table-cell table:style-name="Table1.A1" office:value-type="string">
            <text:p text:style-name="P1">Попытка унификации:</text:p>
            <text:p text:style-name="P4"><text:span text:style-name="T1">deposit(</text:span><text:span text:style-name="T4">max</text:span><text:span text:style-name="T1">, Bank, _)= pred(Model, Color, Surname, City, Phone, Bank)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36 – 42</text:p>
          </table:table-cell>
          <table:table-cell table:style-name="Table1.A1" office:value-type="string">
            <text:p text:style-name="P1">…</text:p>
          </table:table-cell>
          <table:table-cell table:style-name="Table1.A1" office:value-type="string">
            <text:p text:style-name="P1">…</text:p>
          </table:table-cell>
        </table:table-row>
        <table:table-row table:style-name="Table1.1">
          <table:table-cell table:style-name="Table1.A1" office:value-type="string">
            <text:p text:style-name="P1">43</text:p>
          </table:table-cell>
          <table:table-cell table:style-name="Table1.A1" office:value-type="string">
            <text:p text:style-name="P1">Попытка унификации:</text:p>
            <text:p text:style-name="P4"><text:span text:style-name="T1">deposit(</text:span><text:span text:style-name="T4">max</text:span><text:span text:style-name="T1">, Bank, _) = deposit(max, "tinkoff", 20000).</text:span></text:p>
            <text:p text:style-name="P1">Результат: Успех + подстановка <text:span text:style-name="T1">Bank</text:span> = “<text:span text:style-name="T4">tinloff</text:span>”</text:p>
          </table:table-cell>
          <table:table-cell table:style-name="Table1.A1" office:value-type="string">
            <text:p text:style-name="P1">Резольвента пуста. Получен результат<text:span text:style-name="T1">:</text:span></text:p>
            <text:p text:style-name="P1"><text:span text:style-name="T4">N</text:span><text:span text:style-name="T1">ame</text:span> = <text:span text:style-name="T4">max</text:span></text:p>
            <text:p text:style-name="P4"><text:span text:style-name="T1">Phone = "4785237"</text:span></text:p>
            <text:p text:style-name="P1"><text:span text:style-name="T1">City = “</text:span><text:span text:style-name="T4">m</text:span><text:span text:style-name="T1">oscow”</text:span></text:p>
            <text:p text:style-name="P1"><text:span text:style-name="T1">Bank = “</text:span><text:span text:style-name="T4">tinkoff</text:span><text:span text:style-name="T1">”</text:span></text:p>
            <text:p text:style-name="P1">Откат.</text:p>
          </table:table-cell>
        </table:table-row>
        <table:table-row table:style-name="Table1.1">
          <table:table-cell table:style-name="Table1.A1" office:value-type="string">
            <text:p text:style-name="P1">44</text:p>
          </table:table-cell>
          <table:table-cell table:style-name="Table1.A1" office:value-type="string">
            <text:p text:style-name="P1">Попытка унификации:</text:p>
            <text:p text:style-name="P4"><text:span text:style-name="T1">deposit(</text:span><text:span text:style-name="T4">max</text:span><text:span text:style-name="T1">, Bank, _) <text:s/>= deposit(max, "sber", 20000).</text:span></text:p>
            <text:p text:style-name="P1">Результат: Успех + подстановка <text:span text:style-name="T1">Bank</text:span> = “<text:span text:style-name="T4">sber</text:span>”</text:p>
          </table:table-cell>
          <table:table-cell table:style-name="Table1.A1" office:value-type="string">
            <text:p text:style-name="P1">Резольвента пуста. Получен результат.</text:p>
            <text:p text:style-name="P4"><text:span text:style-name="T4">N</text:span><text:span text:style-name="T1">ame</text:span> = <text:span text:style-name="T4">max</text:span></text:p>
            <text:p text:style-name="P4"><text:span text:style-name="T1">Phone = "4785237"</text:span></text:p>
            <text:p text:style-name="P4"><text:span text:style-name="T1">City = “</text:span><text:span text:style-name="T4">m</text:span><text:span text:style-name="T1">oscow”</text:span></text:p>
            <text:p text:style-name="P4"><text:span text:style-name="T1">Bank = “</text:span><text:span text:style-name="T4">sber</text:span><text:span text:style-name="T1">”</text:span></text:p>
            <text:p text:style-name="P1">Откат.</text:p>
          </table:table-cell>
        </table:table-row>
        <table:table-row table:style-name="Table1.1">
          <table:table-cell table:style-name="Table1.A1" office:value-type="string">
            <text:p text:style-name="P1">45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4"><text:span text:style-name="T1">deposit(</text:span><text:span text:style-name="T4">max</text:span><text:span text:style-name="T1">, Bank, _) <text:s text:c="2"/>= deposit(egor, "sber", 1000).</text:span></text:p>
            <text:p text:style-name="P1">Результат: Неудача</text:p>
          </table:table-cell>
          <table:table-cell table:style-name="Table1.A1" office:value-type="string">
            <text:p text:style-name="P1">Прямой ход. Переход к следующему предложению.</text:p>
          </table:table-cell>
        </table:table-row>
        <table:table-row table:style-name="Table1.1">
          <table:table-cell table:style-name="Table1.A1" office:value-type="string">
            <text:p text:style-name="P1">46</text:p>
          </table:table-cell>
          <table:table-cell table:style-name="Table1.A1" office:value-type="string">
            <text:p text:style-name="P1">Попытка<text:span text:style-name="T1"> </text:span>унификации<text:span text:style-name="T1">:</text:span></text:p>
            <text:p text:style-name="P4"><text:span text:style-name="T1">deposit(</text:span><text:span text:style-name="T4">max</text:span><text:span text:style-name="T1">, Bank, _) <text:s text:c="2"/>=deposit(denis, "raif", 100000).</text:span></text:p>
            <text:p text:style-name="P1">Результат: Неудача</text:p>
          </table:table-cell>
          <table:table-cell table:style-name="Table1.A1" office:value-type="string">
            <text:p text:style-name="P1">Дошли до конца процедуры <text:span text:style-name="T1">deposit</text:span>. </text:p>
            <text:p text:style-name="P1">Резольвента пуста.</text:p>
            <text:p text:style-name="P1">Конец работы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2 ITCapital</meta:initial-creator>
    <meta:editing-cycles>8</meta:editing-cycles>
    <meta:creation-date>2022-04-20T19:30:00</meta:creation-date>
    <dc:date>2022-04-28T19:47:24.419529760</dc:date>
    <meta:editing-duration>PT15H43M27S</meta:editing-duration>
    <meta:generator>LibreOffice/6.4.7.2$Linux_X86_64 LibreOffice_project/40$Build-2</meta:generator>
    <meta:document-statistic meta:table-count="1" meta:image-count="0" meta:object-count="0" meta:page-count="2" meta:paragraph-count="137" meta:word-count="553" meta:character-count="3907" meta:non-whitespace-character-count="34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